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" svg:font-family="Albany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Times New Roman" fo:font-size="12pt"/>
    </style:style>
    <style:style style:name="P2" style:family="paragraph" style:parent-style-name="Text_20_body">
      <style:paragraph-properties fo:margin-top="0cm" fo:margin-bottom="0cm" loext:contextual-spacing="false"/>
      <style:text-properties fo:color="#000000" style:font-name="Times New Roman1" fo:font-size="12pt" officeooo:rsid="00157d3d" officeooo:paragraph-rsid="001b13bb" style:font-size-asian="12pt" style:font-size-complex="12pt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fo:color="#000000" style:font-name="Times New Roman" fo:font-size="12pt"/>
    </style:style>
    <style:style style:name="P4" style:family="paragraph" style:parent-style-name="Text_20_body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5" style:family="paragraph" style:parent-style-name="Text_20_body">
      <style:paragraph-properties fo:margin-left="-0.192cm" fo:margin-right="0cm" fo:text-indent="0cm" style:auto-text-indent="false"/>
      <style:text-properties fo:color="#000000" style:font-name="Times New Roman" fo:font-size="12pt"/>
    </style:style>
    <style:style style:name="P6" style:family="paragraph" style:parent-style-name="Text_20_body" style:list-style-name="L1">
      <style:paragraph-properties fo:margin-left="-0.192cm" fo:margin-right="0cm" fo:text-indent="0cm" style:auto-text-indent="false"/>
      <style:text-properties fo:color="#000000" style:font-name="Times New Roman" fo:font-size="12pt" officeooo:rsid="0026f586" officeooo:paragraph-rsid="0026f586"/>
    </style:style>
    <style:style style:name="P7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8" style:family="paragraph" style:parent-style-name="Text_20_body">
      <style:paragraph-properties fo:margin-left="-0.192cm" fo:margin-right="0cm" fo:text-indent="0cm" style:auto-text-indent="false"/>
      <style:text-properties fo:color="#000000" style:font-name="Times New Roman" fo:font-size="12pt" officeooo:rsid="0026f586" officeooo:paragraph-rsid="0026f586"/>
    </style:style>
    <style:style style:name="P9" style:family="paragraph" style:parent-style-name="Text_20_body">
      <style:text-properties fo:color="#000000" style:font-name="Times New Roman" fo:font-size="12pt"/>
    </style:style>
    <style:style style:name="P10" style:family="paragraph" style:parent-style-name="Text_20_body">
      <style:text-properties fo:color="#000000" style:font-name="Times New Roman" fo:font-size="12pt" fo:font-weight="bold"/>
    </style:style>
    <style:style style:name="P11" style:family="paragraph" style:parent-style-name="Text_20_body" style:list-style-name="L5">
      <style:paragraph-properties fo:margin-top="0cm" fo:margin-bottom="0cm" loext:contextual-spacing="false"/>
      <style:text-properties fo:color="#000000" style:font-name="Times New Roman1" fo:font-size="12pt" officeooo:rsid="00157d3d" officeooo:paragraph-rsid="001b13bb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/>
      <style:text-properties fo:color="#000000" style:font-name="Times New Roman1" fo:font-size="12pt" officeooo:rsid="00157d3d" officeooo:paragraph-rsid="001b13bb" style:font-size-asian="12pt" style:font-size-complex="12pt"/>
    </style:style>
    <style:style style:name="P13" style:family="paragraph" style:parent-style-name="Text_20_body" style:list-style-name="L5">
      <style:paragraph-properties fo:margin-top="0cm" fo:margin-bottom="0cm" loext:contextual-spacing="false"/>
      <style:text-properties fo:color="#000000" style:font-name="Times New Roman1" fo:font-size="12pt" officeooo:rsid="001b13bb" officeooo:paragraph-rsid="001b13bb" style:font-size-asian="12pt" style:font-size-complex="12pt"/>
    </style:style>
    <style:style style:name="P14" style:family="paragraph" style:parent-style-name="Text_20_body">
      <style:text-properties fo:color="#000000" style:font-name="Times New Roman" fo:font-size="12pt"/>
    </style:style>
    <style:style style:name="P15" style:family="paragraph" style:parent-style-name="Text_20_body" style:list-style-name="L2">
      <style:text-properties fo:color="#000000" style:font-name="Times New Roman" fo:font-size="12pt"/>
    </style:style>
    <style:style style:name="P16" style:family="paragraph" style:parent-style-name="Text_20_body" style:list-style-name="L3">
      <style:text-properties fo:color="#000000" style:font-name="Times New Roman" fo:font-size="12pt"/>
    </style:style>
    <style:style style:name="P17" style:family="paragraph" style:parent-style-name="Text_20_body" style:list-style-name="L4">
      <style:text-properties fo:color="#000000" style:font-name="Times New Roman" fo:font-size="12pt"/>
    </style:style>
    <style:style style:name="P18" style:family="paragraph" style:parent-style-name="Text_20_body" style:list-style-name="L1">
      <style:text-properties fo:color="#000000" style:font-name="Times New Roman" fo:font-size="12pt"/>
    </style:style>
    <style:style style:name="P19" style:family="paragraph" style:parent-style-name="Text_20_body">
      <style:paragraph-properties fo:margin-left="-0.192cm" fo:margin-right="0cm" fo:text-indent="0cm" style:auto-text-indent="false"/>
      <style:text-properties fo:color="#000000" style:font-name="Times New Roman" fo:font-size="12pt"/>
    </style:style>
    <style:style style:name="P20" style:family="paragraph" style:parent-style-name="Text_20_body" style:list-style-name="L1">
      <style:paragraph-properties fo:margin-left="-0.192cm" fo:margin-right="0cm" fo:text-indent="0cm" style:auto-text-indent="false"/>
      <style:text-properties fo:color="#000000" style:font-name="Times New Roman" fo:font-size="12pt" officeooo:rsid="0026f586" officeooo:paragraph-rsid="0026f586"/>
    </style:style>
    <style:style style:name="P21" style:family="paragraph" style:parent-style-name="Text_20_body">
      <style:paragraph-properties fo:margin-left="-0.192cm" fo:margin-right="0cm" fo:text-indent="0cm" style:auto-text-indent="false"/>
      <style:text-properties fo:color="#000000" style:font-name="Times New Roman" fo:font-size="12pt" officeooo:rsid="0026f586" officeooo:paragraph-rsid="0026f586"/>
    </style:style>
    <style:style style:name="P22" style:family="paragraph" style:parent-style-name="Text_20_body" style:list-style-name="L1">
      <style:paragraph-properties fo:margin-left="-0.192cm" fo:margin-right="0cm" fo:text-indent="0cm" style:auto-text-indent="false"/>
      <style:text-properties fo:color="#000000" style:font-name="Times New Roman" fo:font-size="12pt"/>
    </style:style>
    <style:style style:name="P23" style:family="paragraph" style:parent-style-name="Text_20_body" style:list-style-name="L1">
      <style:paragraph-properties fo:margin-left="-0.192cm" fo:margin-right="0cm" fo:text-indent="0cm" style:auto-text-indent="false"/>
      <style:text-properties fo:color="#000000" style:font-name="Times New Roman" fo:font-size="12pt" officeooo:rsid="00273dd0" officeooo:paragraph-rsid="00273dd0"/>
    </style:style>
    <style:style style:name="P24" style:family="paragraph" style:parent-style-name="Text_20_body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25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fo:color="#000000" style:font-name="Times New Roman" fo:font-size="12pt"/>
    </style:style>
    <style:style style:name="P27" style:family="paragraph" style:parent-style-name="Text_20_body" style:list-style-name="L1">
      <style:paragraph-properties fo:margin-left="1.251cm" fo:margin-right="0cm" fo:text-indent="0cm" style:auto-text-indent="false"/>
      <style:text-properties fo:color="#000000" style:font-name="Times New Roman" fo:font-size="12pt"/>
    </style:style>
    <style:style style:name="P28" style:family="paragraph" style:parent-style-name="Text_20_body" style:list-style-name="L1" style:master-page-name="">
      <style:paragraph-properties fo:margin-left="0.801cm" fo:margin-right="0cm" fo:margin-top="0cm" fo:margin-bottom="0cm" loext:contextual-spacing="false" fo:text-indent="0cm" style:auto-text-indent="false" style:page-number="auto" style:writing-mode="page"/>
      <style:text-properties fo:color="#000000" style:font-name="Times New Roman" fo:font-size="12pt"/>
    </style:style>
    <style:style style:name="P29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56d42" officeooo:paragraph-rsid="001df874"/>
    </style:style>
    <style:style style:name="P30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649aa" officeooo:paragraph-rsid="001df874"/>
    </style:style>
    <style:style style:name="P31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95d7f" officeooo:paragraph-rsid="001df874"/>
    </style:style>
    <style:style style:name="P32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bfde4" officeooo:paragraph-rsid="001df874"/>
    </style:style>
    <style:style style:name="P33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cd83e" officeooo:paragraph-rsid="001df874"/>
    </style:style>
    <style:style style:name="P34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de252" officeooo:paragraph-rsid="001df874"/>
    </style:style>
    <style:style style:name="P35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56d42" officeooo:paragraph-rsid="001df874"/>
    </style:style>
    <style:style style:name="P36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60702" officeooo:paragraph-rsid="001df874"/>
    </style:style>
    <style:style style:name="P37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f8450" officeooo:paragraph-rsid="001f8450"/>
    </style:style>
    <style:style style:name="P38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77ade" officeooo:paragraph-rsid="001df874"/>
    </style:style>
    <style:style style:name="P39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8070a" officeooo:paragraph-rsid="001df874"/>
    </style:style>
    <style:style style:name="P40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95d7f" officeooo:paragraph-rsid="001df874"/>
    </style:style>
    <style:style style:name="P41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bfde4" officeooo:paragraph-rsid="001df874"/>
    </style:style>
    <style:style style:name="P42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c7191" officeooo:paragraph-rsid="001df874"/>
    </style:style>
    <style:style style:name="P43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cd83e" officeooo:paragraph-rsid="001df874"/>
    </style:style>
    <style:style style:name="P44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20c32d" officeooo:paragraph-rsid="0020c32d"/>
    </style:style>
    <style:style style:name="P45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de252" officeooo:paragraph-rsid="001df874"/>
    </style:style>
    <style:style style:name="P46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25608b" officeooo:paragraph-rsid="0025608b"/>
    </style:style>
    <style:style style:name="T1" style:family="text">
      <style:text-properties style:font-name="Times New Roman"/>
    </style:style>
    <style:style style:name="T2" style:family="text">
      <style:text-properties style:font-name="Times New Roman"/>
    </style:style>
    <style:style style:name="T3" style:family="text">
      <style:text-properties officeooo:rsid="00139d47"/>
    </style:style>
    <style:style style:name="T4" style:family="text">
      <style:text-properties officeooo:rsid="001649aa"/>
    </style:style>
    <style:style style:name="T5" style:family="text">
      <style:text-properties officeooo:rsid="001e2da3"/>
    </style:style>
    <style:style style:name="T6" style:family="text">
      <style:text-properties officeooo:rsid="001fe507"/>
    </style:style>
    <style:style style:name="T7" style:family="text">
      <style:text-properties officeooo:rsid="00205eac"/>
    </style:style>
    <style:style style:name="T8" style:family="text">
      <style:text-properties officeooo:rsid="0023b91e"/>
    </style:style>
    <style:style style:name="T9" style:family="text">
      <style:text-properties officeooo:rsid="0026f586"/>
    </style:style>
    <style:style style:name="T10" style:family="text">
      <style:text-properties officeooo:rsid="00286de9"/>
    </style:style>
    <style:style style:name="T11" style:family="text">
      <style:text-properties officeooo:rsid="0028cf02"/>
    </style:style>
    <style:style style:name="T12" style:family="text">
      <style:text-properties officeooo:rsid="002c0f60"/>
    </style:style>
    <style:style style:name="T13" style:family="text">
      <style:text-properties officeooo:rsid="002ccbf8"/>
    </style:style>
    <style:style style:name="T14" style:family="text">
      <style:text-properties officeooo:rsid="002e90b6"/>
    </style:style>
    <style:style style:name="T15" style:family="text">
      <style:text-properties officeooo:rsid="002f626b"/>
    </style:style>
    <style:style style:name="T16" style:family="text">
      <style:text-properties officeooo:rsid="00313044"/>
    </style:style>
    <style:style style:name="T17" style:family="text">
      <style:text-properties officeooo:rsid="0032282a"/>
    </style:style>
    <style:style style:name="T18" style:family="text">
      <style:text-properties officeooo:rsid="0032df86"/>
    </style:style>
    <style:style style:name="T19" style:family="text">
      <style:text-properties officeooo:rsid="00330b7f"/>
    </style:style>
    <style:style style:name="T20" style:family="text">
      <style:text-properties officeooo:rsid="003439cc"/>
    </style:style>
    <style:style style:name="T21" style:family="text">
      <style:text-properties officeooo:rsid="00354dfb"/>
    </style:style>
    <text:list-style style:name="L1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282884480" text:id="ct282884480">
          <text:insertion>
            <office:change-info>
              <dc:creator>Tamino Dauth</dc:creator>
              <dc:date>2010-08-19T14:43:00</dc:date>
            </office:change-info>
          </text:insertion>
        </text:changed-region>
        <text:changed-region xml:id="ct282884688" text:id="ct282884688">
          <text:insertion>
            <office:change-info>
              <dc:creator>Unbekannter Autor</dc:creator>
              <dc:date>2014-12-27T22:30:00</dc:date>
            </office:change-info>
          </text:insertion>
        </text:changed-region>
        <text:changed-region xml:id="ct282884584" text:id="ct282884584">
          <text:insertion>
            <office:change-info>
              <dc:creator>Unbekannter Autor</dc:creator>
              <dc:date>2014-12-27T22:31:00</dc:date>
            </office:change-info>
          </text:insertion>
        </text:changed-region>
        <text:changed-region xml:id="ct282884792" text:id="ct282884792">
          <text:insertion>
            <office:change-info>
              <dc:creator>Tamino Dauth</dc:creator>
              <dc:date>2010-08-19T14:43:00</dc:date>
            </office:change-info>
          </text:insertion>
        </text:changed-region>
        <text:changed-region xml:id="ct282884896" text:id="ct282884896">
          <text:insertion>
            <office:change-info>
              <dc:creator>Unknown Author</dc:creator>
              <dc:date>2012-12-02T16:44:00</dc:date>
            </office:change-info>
          </text:insertion>
        </text:changed-region>
        <text:changed-region xml:id="ct282885000" text:id="ct282885000">
          <text:deletion>
            <office:change-info>
              <dc:creator>Unknown Author</dc:creator>
              <dc:date>2012-12-02T16:44:00</dc:date>
            </office:change-info>
            <text:p text:style-name="P1">Tagsüber</text:p>
          </text:deletion>
        </text:changed-region>
        <text:changed-region xml:id="ct282885104" text:id="ct282885104">
          <text:insertion>
            <office:change-info>
              <dc:creator>Unknown Author</dc:creator>
              <dc:date>2012-12-02T16:44:00</dc:date>
            </office:change-info>
          </text:insertion>
        </text:changed-region>
        <text:changed-region xml:id="ct282885208" text:id="ct282885208">
          <text:deletion>
            <office:change-info>
              <dc:creator>Unknown Author</dc:creator>
              <dc:date>2012-12-02T16:44:00</dc:date>
            </office:change-info>
            <text:p text:style-name="P1">bei Herzog Heimrich </text:p>
          </text:deletion>
        </text:changed-region>
        <text:changed-region xml:id="ct282885312" text:id="ct282885312">
          <text:deletion>
            <office:change-info>
              <dc:creator>Unbekannter Autor</dc:creator>
              <dc:date>2014-12-27T22:41:00</dc:date>
            </office:change-info>
            <text:p text:style-name="P2"><text:span text:style-name="T1">-</text:span></text:p>
          </text:deletion>
        </text:changed-region>
        <text:changed-region xml:id="ct282885416" text:id="ct282885416">
          <text:insertion>
            <office:change-info>
              <dc:creator>Unbekannter Autor</dc:creator>
              <dc:date>2014-12-27T22:41:00</dc:date>
            </office:change-info>
          </text:insertion>
        </text:changed-region>
        <text:changed-region xml:id="ct282885520" text:id="ct282885520">
          <text:insertion>
            <office:change-info>
              <dc:creator>Tamino Dauth</dc:creator>
              <dc:date>2010-08-28T04:59:00</dc:date>
            </office:change-info>
          </text:insertion>
        </text:changed-region>
        <text:changed-region xml:id="ct282885624" text:id="ct282885624">
          <text:insertion>
            <office:change-info>
              <dc:creator>Tamino Dauth</dc:creator>
              <dc:date>2010-08-28T04:59:00</dc:date>
            </office:change-info>
          </text:insertion>
        </text:changed-region>
        <text:changed-region xml:id="ct282885728" text:id="ct282885728">
          <text:deletion>
            <office:change-info>
              <dc:creator>Tamino Dauth</dc:creator>
              <dc:date>2010-08-28T05:00:00</dc:date>
            </office:change-info>
            <text:p text:style-name="P3">. N</text:p>
          </text:deletion>
        </text:changed-region>
        <text:changed-region xml:id="ct282885832" text:id="ct282885832">
          <text:insertion>
            <office:change-info>
              <dc:creator>Tamino Dauth</dc:creator>
              <dc:date>2010-08-28T05:00:00</dc:date>
            </office:change-info>
          </text:insertion>
        </text:changed-region>
        <text:changed-region xml:id="ct282885936" text:id="ct282885936">
          <text:deletion>
            <office:change-info>
              <dc:creator>Tamino Dauth</dc:creator>
              <dc:date>2010-08-28T05:00:00</dc:date>
            </office:change-info>
            <text:p text:style-name="P3">,</text:p>
          </text:deletion>
        </text:changed-region>
        <text:changed-region xml:id="ct282886040" text:id="ct282886040">
          <text:insertion>
            <office:change-info>
              <dc:creator>Tamino Dauth</dc:creator>
              <dc:date>2010-08-28T05:00:00</dc:date>
            </office:change-info>
          </text:insertion>
        </text:changed-region>
        <text:changed-region xml:id="ct282886144" text:id="ct282886144">
          <text:deletion>
            <office:change-info>
              <dc:creator>Tamino Dauth</dc:creator>
              <dc:date>2010-08-28T05:05:00</dc:date>
            </office:change-info>
            <text:p text:style-name="P4">Auftragsziel 1 des </text:p>
          </text:deletion>
        </text:changed-region>
        <text:changed-region xml:id="ct282886248" text:id="ct282886248">
          <text:deletion>
            <office:change-info>
              <dc:creator>Tamino Dauth</dc:creator>
              <dc:date>2010-08-28T05:05:00</dc:date>
            </office:change-info>
            <text:p text:style-name="P4">s</text:p>
          </text:deletion>
        </text:changed-region>
        <text:changed-region xml:id="ct282886352" text:id="ct282886352">
          <text:deletion>
            <office:change-info>
              <dc:creator>Tamino Dauth</dc:creator>
              <dc:date>2010-08-28T05:05:00</dc:date>
            </office:change-info>
            <text:p text:style-name="P4"><text:s/>noch</text:p>
          </text:deletion>
        </text:changed-region>
        <text:changed-region xml:id="ct282886456" text:id="ct282886456">
          <text:deletion>
            <office:change-info>
              <dc:creator>Tamino Dauth</dc:creator>
              <dc:date>2010-08-28T05:05:00</dc:date>
            </office:change-info>
            <text:p text:style-name="P5">e</text:p>
          </text:deletion>
        </text:changed-region>
        <text:changed-region xml:id="ct282886560" text:id="ct282886560">
          <text:insertion>
            <office:change-info>
              <dc:creator>Tamino Dauth</dc:creator>
              <dc:date>2010-08-28T05:05:00</dc:date>
            </office:change-info>
          </text:insertion>
        </text:changed-region>
        <text:changed-region xml:id="ct282886664" text:id="ct282886664">
          <text:insertion>
            <office:change-info>
              <dc:creator>Unbekannter Autor</dc:creator>
              <dc:date>2015-07-12T17:20:00</dc:date>
            </office:change-info>
          </text:insertion>
        </text:changed-region>
        <text:changed-region xml:id="ct282886976" text:id="ct282886976">
          <text:deletion>
            <office:change-info>
              <dc:creator>Tamino Dauth</dc:creator>
              <dc:date>2010-08-28T05:05:00</dc:date>
            </office:change-info>
            <text:list xml:id="list4956111642034696665" text:style-name="L1">
              <text:list-item>
                <text:list>
                  <text:list-item>
                    <text:p text:style-name="P6"/>
                    <text:list>
                      <text:list-item>
                        <text:p text:style-name="P7">(Auftragsziel 2 des Auftrags „Die Nordmänner“ ist noch aktiv)</text:p>
                      </text:list-item>
                    </text:list>
                  </text:list-item>
                  <text:list-item>
                    <text:p text:style-name="P6">N: Heikel. Ihr solltet die Nordmänner um Unterstützung b</text:p>
                  </text:list-item>
                </text:list>
              </text:list-item>
            </text:list>
          </text:deletion>
        </text:changed-region>
        <text:changed-region xml:id="ct282886872" text:id="ct282886872">
          <text:deletion>
            <office:change-info>
              <dc:creator>Tamino Dauth</dc:creator>
              <dc:date>2010-08-28T05:02:00</dc:date>
            </office:change-info>
            <text:p text:style-name="P8">e</text:p>
          </text:deletion>
        </text:changed-region>
        <text:changed-region xml:id="ct282886768" text:id="ct282886768">
          <text:deletion>
            <office:change-info>
              <dc:creator>Tamino Dauth</dc:creator>
              <dc:date>2010-08-28T05:05:00</dc:date>
            </office:change-info>
            <text:p text:style-name="P8">ten, damit wir alle wieder ruhiger schlafen können.</text:p>
          </text:deletion>
        </text:changed-region>
        <text:changed-region xml:id="ct282887080" text:id="ct282887080">
          <text:insertion>
            <office:change-info>
              <dc:creator>Unbekannter Autor</dc:creator>
              <dc:date>2015-07-12T17:20:00</dc:date>
            </office:change-info>
          </text:insertion>
        </text:changed-region>
        <text:changed-region xml:id="ct282887184" text:id="ct282887184">
          <text:insertion>
            <office:change-info>
              <dc:creator>Unbekannter Autor</dc:creator>
              <dc:date>2015-07-12T17:21:00</dc:date>
            </office:change-info>
          </text:insertion>
        </text:changed-region>
        <text:changed-region xml:id="ct282887288" text:id="ct282887288">
          <text:insertion>
            <office:change-info>
              <dc:creator>Unbekannter Autor</dc:creator>
              <dc:date>2015-07-12T17:22:00</dc:date>
            </office:change-info>
          </text:insertion>
        </text:changed-region>
        <text:changed-region xml:id="ct282887392" text:id="ct282887392">
          <text:insertion>
            <office:change-info>
              <dc:creator>Unbekannter Autor</dc:creator>
              <dc:date>2015-07-12T17:23:00</dc:date>
            </office:change-info>
          </text:insertion>
        </text:changed-region>
        <text:changed-region xml:id="ct282887496" text:id="ct282887496">
          <text:insertion>
            <office:change-info>
              <dc:creator>Unbekannter Autor</dc:creator>
              <dc:date>2015-07-12T17:24:00</dc:date>
            </office:change-info>
          </text:insertion>
        </text:changed-region>
        <text:changed-region xml:id="ct282887600" text:id="ct282887600">
          <text:insertion>
            <office:change-info>
              <dc:creator>Unbekannter Autor</dc:creator>
              <dc:date>2015-07-12T17:28:00</dc:date>
            </office:change-info>
          </text:insertion>
        </text:changed-region>
        <text:changed-region xml:id="ct282887704" text:id="ct282887704">
          <text:insertion>
            <office:change-info>
              <dc:creator>Unbekannter Autor</dc:creator>
              <dc:date>2015-07-12T17:29:00</dc:date>
            </office:change-info>
          </text:insertion>
        </text:changed-region>
        <text:changed-region xml:id="ct282887808" text:id="ct282887808">
          <text:insertion>
            <office:change-info>
              <dc:creator>Unbekannter Autor</dc:creator>
              <dc:date>2015-07-12T17:30:00</dc:date>
            </office:change-info>
          </text:insertion>
        </text:changed-region>
        <text:changed-region xml:id="ct282887912" text:id="ct282887912">
          <text:deletion>
            <office:change-info>
              <dc:creator>Unbekannter Autor</dc:creator>
              <dc:date>2015-07-12T17:20:00</dc:date>
            </office:change-info>
            <text:p text:style-name="P4">Die Nordmänner</text:p>
          </text:deletion>
        </text:changed-region>
        <text:changed-region xml:id="ct282888016" text:id="ct282888016">
          <text:insertion>
            <office:change-info>
              <dc:creator>Unbekannter Autor</dc:creator>
              <dc:date>2015-07-12T17:20:00</dc:date>
            </office:change-info>
          </text:insertion>
        </text:changed-region>
        <text:changed-region xml:id="ct282888120" text:id="ct282888120">
          <text:deletion>
            <office:change-info>
              <dc:creator>Unbekannter Autor</dc:creator>
              <dc:date>2015-07-12T17:20:00</dc:date>
            </office:change-info>
            <text:p text:style-name="P4">abgeschlossen</text:p>
          </text:deletion>
        </text:changed-region>
        <text:changed-region xml:id="ct282888224" text:id="ct282888224">
          <text:insertion>
            <office:change-info>
              <dc:creator>Unbekannter Autor</dc:creator>
              <dc:date>2015-07-12T17:20:00</dc:date>
            </office:change-info>
          </text:insertion>
        </text:changed-region>
        <text:changed-region xml:id="ct282888328" text:id="ct282888328">
          <text:insertion>
            <office:change-info>
              <dc:creator>Tamino Dauth</dc:creator>
              <dc:date>2010-08-28T05:04:00</dc:date>
            </office:change-info>
          </text:insertion>
        </text:changed-region>
        <text:changed-region xml:id="ct282888432" text:id="ct282888432">
          <text:deletion>
            <office:change-info>
              <dc:creator>Tamino Dauth</dc:creator>
              <dc:date>2010-08-28T05:04:00</dc:date>
            </office:change-info>
            <text:p text:style-name="P4">be</text:p>
          </text:deletion>
        </text:changed-region>
        <text:changed-region xml:id="ct285370584" text:id="ct285370584">
          <text:insertion>
            <office:change-info>
              <dc:creator>Unbekannter Autor</dc:creator>
              <dc:date>2015-10-02T21:01:00</dc:date>
            </office:change-info>
          </text:insertion>
        </text:changed-region>
        <text:changed-region xml:id="ct282888536" text:id="ct282888536">
          <text:insertion>
            <office:change-info>
              <dc:creator>Tamino Dauth</dc:creator>
              <dc:date>2010-08-28T05:06:00</dc:date>
            </office:change-info>
          </text:insertion>
        </text:changed-region>
        <text:changed-region xml:id="ct282888640" text:id="ct282888640">
          <text:deletion>
            <office:change-info>
              <dc:creator>Tamino Dauth</dc:creator>
              <dc:date>2010-08-28T05:06:00</dc:date>
            </office:change-info>
            <text:p text:style-name="P3">e</text:p>
          </text:deletion>
        </text:changed-region>
        <text:changed-region xml:id="ct282888744" text:id="ct282888744">
          <text:insertion>
            <office:change-info>
              <dc:creator>Tamino Dauth</dc:creator>
              <dc:date>2010-08-28T05:06:00</dc:date>
            </office:change-info>
          </text:insertion>
        </text:changed-region>
        <text:changed-region xml:id="ct282888848" text:id="ct282888848">
          <text:deletion>
            <office:change-info>
              <dc:creator>Tamino Dauth</dc:creator>
              <dc:date>2010-08-28T05:07:00</dc:date>
            </office:change-info>
            <text:p text:style-name="P3">Vasallen</text:p>
          </text:deletion>
        </text:changed-region>
        <text:changed-region xml:id="ct282888952" text:id="ct282888952">
          <text:insertion>
            <office:change-info>
              <dc:creator>Tamino Dauth</dc:creator>
              <dc:date>2010-08-28T05:07:00</dc:date>
            </office:change-info>
          </text:insertion>
        </text:changed-region>
        <text:changed-region xml:id="ct282889056" text:id="ct282889056">
          <text:deletion>
            <office:change-info>
              <dc:creator>Tamino Dauth</dc:creator>
              <dc:date>2010-08-28T05:33:00</dc:date>
            </office:change-info>
            <text:p text:style-name="P3"><text:s/>...</text:p>
          </text:deletion>
        </text:changed-region>
        <text:changed-region xml:id="ct282889160" text:id="ct282889160">
          <text:insertion>
            <office:change-info>
              <dc:creator>Tamino Dauth</dc:creator>
              <dc:date>2010-08-28T05:33:00</dc:date>
            </office:change-info>
          </text:insertion>
        </text:changed-region>
        <text:changed-region xml:id="ct282889264" text:id="ct282889264">
          <text:insertion>
            <office:change-info>
              <dc:creator>Tamino Dauth</dc:creator>
              <dc:date>2010-08-28T05:34:00</dc:date>
            </office:change-info>
          </text:insertion>
        </text:changed-region>
        <text:changed-region xml:id="ct282889368" text:id="ct282889368">
          <text:deletion>
            <office:change-info>
              <dc:creator>Tamino Dauth</dc:creator>
              <dc:date>2010-08-28T05:26:00</dc:date>
            </office:change-info>
            <text:p text:style-name="P3">,</text:p>
          </text:deletion>
        </text:changed-region>
        <text:changed-region xml:id="ct282889472" text:id="ct282889472">
          <text:insertion>
            <office:change-info>
              <dc:creator>Tamino Dauth</dc:creator>
              <dc:date>2010-08-28T05:27:00</dc:date>
            </office:change-info>
          </text:insertion>
        </text:changed-region>
        <text:changed-region xml:id="ct282889576" text:id="ct282889576">
          <text:insertion>
            <office:change-info>
              <dc:creator>Tamino Dauth</dc:creator>
              <dc:date>2010-08-28T05:27:00</dc:date>
            </office:change-info>
          </text:insertion>
        </text:changed-region>
        <text:changed-region xml:id="ct285370480" text:id="ct285370480">
          <text:deletion>
            <office:change-info>
              <dc:creator>Unbekannter Autor</dc:creator>
              <dc:date>2015-10-02T21:02:00</dc:date>
            </office:change-info>
            <text:p text:style-name="P3">an</text:p>
          </text:deletion>
        </text:changed-region>
        <text:changed-region xml:id="ct282889680" text:id="ct282889680">
          <text:deletion>
            <office:change-info>
              <dc:creator>Tamino Dauth</dc:creator>
              <dc:date>2010-08-28T05:27:00</dc:date>
            </office:change-info>
            <text:p text:style-name="P3">zu</text:p>
          </text:deletion>
        </text:changed-region>
        <text:changed-region xml:id="ct285372976" text:id="ct285372976">
          <text:deletion>
            <office:change-info>
              <dc:creator>Unbekannter Autor</dc:creator>
              <dc:date>2015-10-02T21:02:00</dc:date>
            </office:change-info>
            <text:p text:style-name="P3">fangen</text:p>
          </text:deletion>
        </text:changed-region>
        <text:changed-region xml:id="ct285373080" text:id="ct285373080">
          <text:insertion>
            <office:change-info>
              <dc:creator>Unbekannter Autor</dc:creator>
              <dc:date>2015-10-02T21:02:00</dc:date>
            </office:change-info>
          </text:insertion>
        </text:changed-region>
        <text:changed-region xml:id="ct282889784" text:id="ct282889784">
          <text:insertion>
            <office:change-info>
              <dc:creator>Tamino Dauth</dc:creator>
              <dc:date>2010-08-19T14:42:00</dc:date>
            </office:change-info>
          </text:insertion>
        </text:changed-region>
        <text:changed-region xml:id="ct282889888" text:id="ct282889888">
          <text:insertion>
            <office:change-info>
              <dc:creator>Tamino Dauth</dc:creator>
              <dc:date>2010-08-19T14:43:00</dc:date>
            </office:change-info>
          </text:insertion>
        </text:changed-region>
        <text:changed-region xml:id="ct285373496" text:id="ct285373496">
          <text:deletion>
            <office:change-info>
              <dc:creator>Unbekannter Autor</dc:creator>
              <dc:date>2015-10-02T21:03:00</dc:date>
            </office:change-info>
            <text:p text:style-name="P3">an der Front</text:p>
          </text:deletion>
          <text:insertion>
            <office:change-info office:chg-author="Tamino Dauth" office:chg-date-time="2010-08-19T14:43:00"/>
          </text:insertion>
        </text:changed-region>
        <text:changed-region xml:id="ct285373392" text:id="ct285373392">
          <text:insertion>
            <office:change-info>
              <dc:creator>Unbekannter Autor</dc:creator>
              <dc:date>2015-10-02T21:03:00</dc:date>
            </office:change-info>
          </text:insertion>
        </text:changed-region>
        <text:changed-region xml:id="ct285372872" text:id="ct285372872">
          <text:insertion>
            <office:change-info>
              <dc:creator>Tamino Dauth</dc:creator>
              <dc:date>2010-08-19T14:43:00</dc:date>
            </office:change-info>
          </text:insertion>
        </text:changed-region>
        <text:changed-region xml:id="ct282889992" text:id="ct282889992">
          <text:insertion>
            <office:change-info>
              <dc:creator>Unbekannter Autor</dc:creator>
              <dc:date>2014-12-27T23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hu6u02"/>Name</text:p>
      <text:p text:style-name="P1">Markward (Herkunft: Altdeutsch, Bedeutung: Grenzhüter)</text:p>
      <text:p text:style-name="P1"/>
      <text:p text:style-name="P10"><text:bookmark text:name="hu6u01"/>Beschreibung</text:p>
      <text:p text:style-name="P1">Markward ist ein Ritter im Dienste des Herzogs Heimrich.<text:change-start text:change-id="ct282884480"/> Er besitzt eigene Ländereien südwestlich von Talras, hat diese jedoch verlassen, um dem Feind möglichst früh zu begegnen. Er ist ein Idealist und ein loyaler Diener des Herzogs und des Königs.<text:change-end text:change-id="ct282884480"/><text:change-start text:change-id="ct282884688"/><text:line-break/><text:span text:style-name="T3">Er ist wegen des bevorstehenden Krieges </text:span><text:change-end text:change-id="ct282884688"/><text:change-start text:change-id="ct282884584"/><text:span text:style-name="T3">besorgt und möchte Talras um jeden Preis halten, da er es als seine Pflicht ansieht dem Herzog zu dienen.</text:span><text:change-end text:change-id="ct282884584"/><text:change-start text:change-id="ct282884792"/></text:p>
      <text:p text:style-name="P1"><text:bookmark text:name="hu6u0"/><text:bookmark text:name="l6x.0"/><text:bookmark text:name="r_tv0"/><text:change-end text:change-id="ct282884792"/></text:p>
      <text:p text:style-name="P10"><text:bookmark text:name="l6x.5"/><text:bookmark text:name="r_tv5"/><text:bookmark text:name="r_tv6"/>Ort<text:bookmark text:name="uwy00"/></text:p>
      <text:list xml:id="list873157344092783279" text:style-name="L2">
        <text:list-item>
          <text:p text:style-name="P15"><text:bookmark text:name="m2jg"/><text:bookmark text:name="m2jg0"/>Innenburg von Talras<text:bookmark text:name="v6zg2"/></text:p>
        </text:list-item>
      </text:list>
      <text:p text:style-name="P1"><text:bookmark text:name="r_tv8"/><text:bookmark text:name="r_tv9"/></text:p>
      <text:p text:style-name="P10"><text:bookmark text:name="r_tv10"/><text:bookmark text:name="r_tv11"/>Tagesablauf</text:p>
      <text:list xml:id="list6378957699352002271" text:style-name="L3">
        <text:list-item>
          <text:p text:style-name="P16"><text:bookmark text:name="m2jg1"/><text:bookmark text:name="m2jg2"/>Nachts – Schläft im Hauptgebäude der Innenburg<text:change-start text:change-id="ct282884896"/></text:p>
        </text:list-item>
        <text:list-item>
          <text:p text:style-name="P16">Morgens - 13:00 Uhr – unterhält sich mit Heimrich.<text:change-end text:change-id="ct282884896"/></text:p>
        </text:list-item>
      </text:list>
      <text:list xml:id="list968866361191245416" text:style-name="L4">
        <text:list-item>
          <text:p text:style-name="P17"><text:change text:change-id="ct282885000"/><text:change-start text:change-id="ct282885104"/>13:00 Uhr - abends<text:change-end text:change-id="ct282885104"/> – Steht <text:change text:change-id="ct282885208"/>in der Innenburg</text:p>
        </text:list-item>
      </text:list>
      <text:p text:style-name="P1"><text:bookmark text:name="r_tv14"/><text:bookmark text:name="r_tv15"/></text:p>
      <text:p text:style-name="P10"><text:bookmark text:name="r_tv16"/><text:bookmark text:name="r_tv17"/>Zugehörigkeit</text:p>
      <text:p text:style-name="P1"><text:bookmark text:name="r_tv18"/>Adel<text:bookmark text:name="m0qr0"/></text:p>
      <text:p text:style-name="P1"><text:bookmark text:name="r_tv19"/><text:bookmark text:name="r_tv20"/></text:p>
      <text:p text:style-name="P10">Aufträge</text:p>
      <text:list xml:id="list8386575683592976931" text:style-name="L5">
        <text:list-item>
          <text:p text:style-name="P11"><text:change text:change-id="ct282885312"/><text:change-start text:change-id="ct282885416"/>Die Versorgung von Talras</text:p>
        </text:list-item>
        <text:list-item>
          <text:p text:style-name="P13">Die Befestigung von Talras<text:change-end text:change-id="ct282885416"/></text:p>
        </text:list-item>
      </text:list>
      <text:p text:style-name="P1"><text:bookmark text:name="r_tv26"/><text:bookmark text:name="r_tv27"/></text:p>
      <text:p text:style-name="P10"><text:bookmark text:name="r_tv28"/><text:bookmark text:name="r_tv29"/>Dialog<text:bookmark text:name="r_tv292"/><text:bookmark text:name="tr..0"/></text:p>
      <text:list xml:id="list213107066159721" text:continue-list="list4956111642034696665" text:style-name="L1">
        <text:list-item>
          <text:p text:style-name="P18"><text:change-start text:change-id="ct282885520"/>(<text:change-end text:change-id="ct282885520"/>Automatisch<text:change-start text:change-id="ct282885624"/>)<text:change-end text:change-id="ct282885624"/></text:p>
        </text:list-item>
        <text:list-item>
          <text:p text:style-name="P27">N: Gegrüßt seist du! Ich hoffe du und deine Leute, ihr benehmt euch anständig in der Burg und gegenüber dem Herzog<text:change text:change-id="ct282885728"/><text:change-start text:change-id="ct282885832"/>, n<text:change-end text:change-id="ct282885832"/>un<text:change text:change-id="ct282885936"/><text:change-start text:change-id="ct282886040"/>,<text:change-end text:change-id="ct282886040"/> da ihr ihm immerhin eure Treue geschworen habt.</text:p>
        </text:list-item>
        <text:list-item>
          <text:p text:style-name="P28">C: Sicher.</text:p>
          <text:list>
            <text:list-item>
              <text:p text:style-name="P7"><text:bookmark text:name="hnbi0"/>Wie ist die Lage?</text:p>
              <text:list>
                <text:list-item>
                  <text:p text:style-name="P7"><text:bookmark text:name="hnbi1"/>(<text:change text:change-id="ct282886144"/>Auftrag<text:change text:change-id="ct282886248"/> „Die Nordmänner“ ist<text:change text:change-id="ct282886352"/> aktiv)</text:p>
                </text:list-item>
                <text:list-item>
                  <text:p text:style-name="P22">N: Heikel. Ihr solltet die Nordmänner um Unterstützung b<text:change text:change-id="ct282886456"/><text:change-start text:change-id="ct282886560"/>it<text:change-end text:change-id="ct282886560"/>ten, damit wir alle wieder ruhiger schlafen können.<text:change-start text:change-id="ct282886664"/></text:p>
                </text:list-item>
              </text:list>
            </text:list-item>
            <text:list-item>
              <text:p text:style-name="P6"><text:change-end text:change-id="ct282886664"/><text:change text:change-id="ct282886976"/><text:change text:change-id="ct282886872"/><text:change text:change-id="ct282886768"/><text:change-start text:change-id="ct282887080"/>(Auftrag „Ein neues Bündnis“ ist aktiv)<text:change-end text:change-id="ct282887080"/><text:change-start text:change-id="ct282887184"/></text:p>
              <text:list>
                <text:list-item>
                  <text:p text:style-name="P6">N: Schlecht. Wir brauchen dringend Verstärkung. Sollten die Orks und Dunkelelfen hier eintreffe<text:change-end text:change-id="ct282887184"/><text:change-start text:change-id="ct282887288"/>n, können wir sie mit unseren wenigen Männern kaum aufhalten.</text:p>
                </text:list-item>
                <text:list-item>
                  <text:p text:style-name="P6">N:<text:change-end text:change-id="ct282887288"/><text:change-start text:change-id="ct282887392"/> Ihr müsst die Hochelfin ausfindig machen. <text:change-end text:change-id="ct282887392"/><text:change-start text:change-id="ct282887496"/>Vielleicht kann sie uns weiterhelfen.<text:change-end text:change-id="ct282887496"/><text:change-start text:change-id="ct282887600"/></text:p>
                </text:list-item>
              </text:list>
            </text:list-item>
            <text:list-item>
              <text:p text:style-name="P23">(Auftrag „Krieg“ ist aktiv)</text:p>
              <text:list>
                <text:list-item>
                  <text:p text:style-name="P23">N: Schlecht. Helft uns den Außenposten zu befe<text:change-end text:change-id="ct282887600"/><text:change-start text:change-id="ct282887704"/>stigen. Wenn wir ihn gegen einen Teil der feindlichen Truppen halten können, verschafft uns das <text:span text:style-name="T11">die nötige </text:span>Zeit auch die Burg zu verteidigen.</text:p>
                </text:list-item>
                <text:list-item>
                  <text:p text:style-name="P23">N: Vielleicht schaffen wir es, die ersten Wellen der Orks und Dunkelelfen abzuwehren, aber nur wenn der Außenposten tatsächlich gut befestigt ist<text:change-end text:change-id="ct282887704"/><text:change-start text:change-id="ct282887808"/>. <text:span text:style-name="T10">Unser Schicksal liegt in euren Händen.</text:span><text:change-end text:change-id="ct282887808"/></text:p>
                </text:list-item>
                <text:list-item>
                  <text:p text:style-name="P7"><text:bookmark text:name="hnbi12"/>(Auftrag „<text:change text:change-id="ct282887912"/><text:change-start text:change-id="ct282888016"/><text:span text:style-name="T9">Der Weg nach Holzbruck</text:span><text:change-end text:change-id="ct282888016"/>“ ist <text:change text:change-id="ct282888120"/><text:change-start text:change-id="ct282888224"/><text:span text:style-name="T9">aktiv</text:span><text:change-end text:change-id="ct282888224"/>)</text:p>
                  <text:list>
                    <text:list-item>
                      <text:p text:style-name="P7"><text:bookmark text:name="r_tv39"/><text:bookmark text:name="r_tv40"/><text:bookmark text:name="r_tv41"/>N: Besser. Wenn ihr Verstärkung aus Holzbruck <text:change-start text:change-id="ct282888328"/>herbei<text:change-end text:change-id="ct282888328"/><text:change text:change-id="ct282888432"/>schaffen könnt, haben wir eine echte Chance und durch den Sieg der <text:change-start text:change-id="ct285370584"/><text:span text:style-name="T13">Hochelfen und </text:span><text:change-end text:change-id="ct285370584"/>Nordmänner über die Dunkelefen und Orks, haben wir zunächst etwas Ruhe und Zeit, <text:change-start text:change-id="ct282888536"/>um <text:change-end text:change-id="ct282888536"/><text:soft-page-break/>uns auf weitere Gefechte vorzubereiten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<text:bookmark text:name="zjtl0"/>Woher kommst du?</text:p>
        </text:list-item>
        <text:list-item>
          <text:p text:style-name="P27">N: Meine Burg befindet sich südwestlich von hier. Sie ist selbstverständlich kleiner als diese, aber macht auch <text:change text:change-id="ct282888640"/><text:change-start text:change-id="ct282888744"/>E<text:change-end text:change-id="ct282888744"/>iniges her.</text:p>
        </text:list-item>
        <text:list-item>
          <text:p text:style-name="P27">N: Wie auch der Herzog, habe ich mein Lehen von meinem Vater geerbt. Mir unterstehen einige <text:change text:change-id="ct282888848"/><text:change-start text:change-id="ct282888952"/>Knechte<text:change-end text:change-id="ct282888952"/>, Bauern und Leibeigene. Meine Besitztümer<text:change text:change-id="ct282889056"/><text:change-start text:change-id="ct282889160"/> <text:change-end text:change-id="ct282889160"/><text:change-start text:change-id="ct282889264"/>…<text:change-end text:change-id="ct282889264"/></text:p>
        </text:list-item>
        <text:list-item>
          <text:p text:style-name="P27">C: Schon gut.</text:p>
        </text:list-item>
        <text:list-item>
          <text:p text:style-name="P18">Was genau machst du hier?</text:p>
        </text:list-item>
        <text:list-item>
          <text:p text:style-name="P27">N: Ich unterstütze den Herzog so gut ich kann<text:change text:change-id="ct282889368"/> bei seinem Kampf gegen den Feind. Wenn es nach mir ginge, müsste hier eine ganze Schar von Rittern stehen, aber die scheinen <text:change-start text:change-id="ct282889472"/>dieser Tage <text:change-end text:change-id="ct282889472"/>wohl etwas Besseres mit ihr<text:change-start text:change-id="ct282889576"/>er<text:change-end text:change-id="ct282889576"/> Zeit <text:change text:change-id="ct285370480"/><text:change text:change-id="ct282889680"/><text:change text:change-id="ct285372976"/><text:change-start text:change-id="ct285373080"/><text:span text:style-name="T15">anfangen</text:span><text:change-end text:change-id="ct285373080"/> zu wissen.<text:change-start text:change-id="ct282889784"/></text:p>
        </text:list-item>
        <text:list-item>
          <text:p text:style-name="P27">N: Vermutlich kümmern sie sich<text:change-end text:change-id="ct282889784"/><text:change-start text:change-id="ct282889888"/> um ihre eigenen Ländereien und sind viel zu feige, dem Feind <text:change-end text:change-id="ct282889888"/><text:change text:change-id="ct285373496"/><text:change-start text:change-id="ct285373392"/><text:span text:style-name="T18">direkt</text:span><text:change-end text:change-id="ct285373392"/><text:change-start text:change-id="ct285372872"/> ins Auge zu blicken.<text:change-end text:change-id="ct285372872"/><text:change-start text:change-id="ct282889992"/></text:p>
          <text:list>
            <text:list-item>
              <text:list>
                <text:list-item>
                  <text:list>
                    <text:list-item>
                      <text:p text:style-name="P29">He da Rittersmann! (Charakter ist Ritter)</text:p>
                    </text:list-item>
                    <text:list-item>
                      <text:p text:style-name="P35">N: Selten trifft man dieser Tage seinesgleichen in einer bedrohlichen Gegend wie dieser.</text:p>
                    </text:list-item>
                    <text:list-item>
                      <text:p text:style-name="P35">N: Ich hoffe nur du hast dich nicht von den noblen Werten abgewandt und dienst jetzt <text:span text:style-name="T6">einem niederen Verlangen wie der Gier.</text:span></text:p>
                    </text:list-item>
                    <text:list-item>
                      <text:p text:style-name="P36">N: <text:span text:style-name="T4">Nimm dieses Schwert Waffenbruder auf dass es dir in deinen bevorstehenden Kämpfen von Nutzen sein möge.</text:span></text:p>
                    </text:list-item>
                    <text:list-item>
                      <text:p text:style-name="P37">Charakter erhält Schwert</text:p>
                    </text:list-item>
                    <text:list-item>
                      <text:p text:style-name="P30">Kann ich sonst noch etwas tun?</text:p>
                    </text:list-item>
                    <text:list-item>
                      <text:p text:style-name="P38">N: Sicher, es gibt sehr viel zu tun. Sollte der Feind zahl<text:span text:style-name="T19">en</text:span>mäßig überlegen sein, so müssen wir uns in der Burg verschanzen und auf Hilfe hoffen.</text:p>
                    </text:list-item>
                    <text:list-item>
                      <text:p text:style-name="P39">N: Eine Belagerung ist eine ernste Sache. Haben sie uns erst umzingelt, so müssen wir mit den Vorräten auskommen, die wir eingelagert haben.</text:p>
                    </text:list-item>
                    <text:list-item>
                      <text:p text:style-name="P39">N: Das sind aber nicht gerade viele. Die meisten unsere<text:span text:style-name="T7">r</text:span> Männer sind mit anderen Sachen beschäftigt. Du könntest mit dem Bauern Manfred sprechen und dafür sorgen, dass er Karren mit Vorräten in die Burg schickt.</text:p>
                    </text:list-item>
                    <text:list-item>
                      <text:p text:style-name="P40">Neuer Auftrag „Die Versorgung von Talras“</text:p>
                    </text:list-item>
                    <text:list-item>
                      <text:p text:style-name="P31">Manfred schickt Vorräte in die Burg. (Auftragsziel 1 des Auftrags „Die Versorgung von Talras“ ist abgeschlossen und Auftrag ist noch aktiv)</text:p>
                    </text:list-item>
                    <text:list-item>
                      <text:p text:style-name="P40">N: Das freut mich zu hören. Hoffen wir dass alles rechtzeitig die Burg erreicht.</text:p>
                    </text:list-item>
                    <text:list-item>
                      <text:p text:style-name="P40">N: Hier hast du ein paar Goldmünzen und Tränke.</text:p>
                    </text:list-item>
                    <text:list-item>
                      <text:p text:style-name="P40">Auftrag „Die Versorgung von Talras“ abgeschlossen</text:p>
                    </text:list-item>
                    <text:list-item>
                      <text:p text:style-name="P32">Gibt es noch etwas zu tun? <text:span text:style-name="T5">(Auftrag „Die Versorgung von Talras“ ist abgeschlossen)</text:span></text:p>
                    </text:list-item>
                    <text:list-item>
                      <text:p text:style-name="P41">N: Ich sehe schon du bist ein zuverlässiger Mann. Leute wie dich können wir sehr gut gebrauchen.</text:p>
                    </text:list-item>
                    <text:list-item>
                      <text:p text:style-name="P41">N: Um der Belagerung besser standzuhalten, würde es nicht <text:span text:style-name="T20">s</text:span>chaden die Befestigungen dieser doch schon alten Burg zu verstärken.</text:p>
                    </text:list-item>
                    <text:list-item>
                      <text:p text:style-name="P42">N: Außerdem sollten auf den Mauern <text:span text:style-name="T21">und</text:span> in <text:span text:style-name="T21">den </text:span>Türmen genügend Pfeile für die Bogenschützen platziert werden.</text:p>
                    </text:list-item>
                    <text:list-item>
                      <text:p text:style-name="P42">N: Wegen den Befestigungen kannst du mit dem Holzfäller Kuno sprechen. Er lebt im Nordosten etwas abgeschieden im Wald. Sag ihm, dass er uns über Manfred Holz liefern muss.</text:p>
                    </text:list-item>
                    <text:list-item>
                      <text:p text:style-name="P42">N: Wegen der Pfeile würde ich mit den Jägern der Burg sprechen. Das sind Dago und Björn.</text:p>
                    </text:list-item>
                    <text:list-item>
                      <text:p text:style-name="P42">Neuer Auftrag „Die Befestigung von Talras“</text:p>
                    </text:list-item>
                    <text:list-item>
                      <text:p text:style-name="P33">Manfred schickt Holz. (Auftragsziel 2 des Auftrags „Die Befestigung von Talras“ ist abgeschlossen)</text:p>
                    </text:list-item>
                    <text:list-item>
                      <text:p text:style-name="P43">N: Sehr gut. Nimm diese Tränke als Belohnung.</text:p>
                    </text:list-item>
                    <text:list-item>
                      <text:p text:style-name="P44">Charakter erhält Tränke.</text:p>
                    </text:list-item>
                    <text:list-item>
                      <text:p text:style-name="P33"><text:soft-page-break/>Ich habe die Pfeile platziert. (Auftragsziel <text:span text:style-name="T8">5</text:span> des Auftrags „Die Befestigung von Talras“ ist abgeschlossen)</text:p>
                    </text:list-item>
                    <text:list-item>
                      <text:p text:style-name="P43">N: Tatsächlich? Du scheinst dich ja um alles zu kümmern.</text:p>
                    </text:list-item>
                    <text:list-item>
                      <text:p text:style-name="P43">N: Hier, nimm diese Tränke.</text:p>
                    </text:list-item>
                    <text:list-item>
                      <text:p text:style-name="P34">Ihr seid nun bereit für eine Belagerung. (Beide Infos wurden angeklickt)</text:p>
                    </text:list-item>
                    <text:list-item>
                      <text:p text:style-name="P45">N: Das stimmt hoffentlich. Wir stehen schwer in deiner Schuld dafür. Nimm diesen Gegenstand als Belohnung.</text:p>
                    </text:list-item>
                    <text:list-item>
                      <text:p text:style-name="P46">Charakter erhält besonderen klassenabhängigen Gegenstand.</text:p>
                    </text:list-item>
                    <text:list-item>
                      <text:p text:style-name="P45">Auftrag „Die Befestigung von Talras“ abgeschlossen<text:change-end text:change-id="ct282889992"/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bookmark text:name="r_tv155"/><text:bookmark text:name="r_tv156"/></text:p>
      <text:p text:style-name="P10"><text:bookmark text:name="r_tv157"/><text:bookmark text:name="v:9n0"/>Handel</text:p>
      <text:p text:style-name="P1"><text:bookmark text:name="r_tv158"/>-<text:bookmark text:name="hu6u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lbany" svg:font-family="Albany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Text_20_body" style:display-name="Text body" style:family="paragraph" style:class="text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List" style:family="paragraph" style:class="list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Sender" style:family="paragraph" style:class="extra">
      <style:paragraph-properties fo:margin-left="0.152cm" fo:margin-right="0.152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 fo:font-style="italic"/>
    </style:style>
    <style:style style:name="Horizontal_20_Line" style:display-name="Horizontal Line" style:family="paragraph" style:next-style-name="Text_20_body" style:class="html">
      <style:paragraph-properties fo:margin-left="0.152cm" fo:margin-right="0.152cm" fo:margin-top="0cm" fo:margin-bottom="0.499cm" loext:contextual-spacing="false" fo:text-indent="0cm" style:auto-text-indent="false" style:border-line-width-bottom="0.002cm 0.035cm 0.002cm" fo:padding="0cm" fo:border-left="none" fo:border-right="none" fo:border-top="none" fo:border-bottom="1.11pt double #808080" style:writing-mode="page"/>
      <style:text-properties style:font-name="Verdana" fo:font-family="Verdana, sans-serif" fo:font-size="6pt" fo:language="de" fo:country="DE"/>
    </style:style>
    <style:style style:name="Index" style:family="paragraph" style:class="index">
      <style:paragraph-properties fo:margin-left="0.152cm" fo:margin-right="0.152cm" fo:margin-top="0.152cm" fo:margin-bottom="0.152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Footer" style:family="paragraph" style:class="extra">
      <style:paragraph-properties fo:margin-left="0.152cm" fo:margin-right="0.152cm" fo:margin-top="0.152cm" fo:margin-bottom="0.152cm" loext:contextual-spacing="false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family="Verdana, sans-serif" fo:font-size="10pt" fo:language="de" fo:country="DE"/>
    </style:style>
    <style:style style:name="Caption" style:family="paragraph" style:class="extra">
      <style:paragraph-properties fo:margin-left="0.152cm" fo:margin-right="0.152cm" fo:margin-top="0.212cm" fo:margin-bottom="0.212cm" loext:contextual-spacing="false" fo:text-indent="0cm" style:auto-text-indent="false" style:writing-mode="page"/>
      <style:text-properties style:font-name="Verdana" fo:font-family="Verdana, sans-serif" fo:font-size="12pt" fo:language="de" fo:country="DE" fo:font-style="italic"/>
    </style:style>
    <style:style style:name="Table_20_Contents" style:display-name="Table Contents" style:family="paragraph" style:class="extra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Heading" style:family="paragraph" style:next-style-name="Text_20_body" style:class="text">
      <style:paragraph-properties fo:margin-left="0.152cm" fo:margin-right="0.152cm" fo:margin-top="0.423cm" fo:margin-bottom="0.499cm" loext:contextual-spacing="false" fo:text-indent="0cm" style:auto-text-indent="false" style:writing-mode="page"/>
      <style:text-properties style:font-name="Albany" fo:font-family="Albany" fo:font-size="14pt" fo:language="de" fo:country="DE"/>
    </style:style>
    <style:style style:name="Heading_20_1" style:display-name="Heading 1" style:family="paragraph" style:next-style-name="Text_20_body" style:class="text">
      <style:paragraph-properties fo:margin-left="0.152cm" fo:margin-right="0.152cm" fo:margin-top="0.423cm" fo:margin-bottom="0.499cm" loext:contextual-spacing="false" fo:text-indent="0cm" style:auto-text-indent="false" style:writing-mode="page"/>
      <style:text-properties style:font-name="Times New Roman" fo:font-family="'Times New Roman'" fo:font-size="24pt" fo:language="de" fo:country="DE" fo:font-weight="bold"/>
    </style:style>
    <style:style style:name="Header" style:family="paragraph" style:class="extra">
      <style:paragraph-properties fo:margin-left="0.152cm" fo:margin-right="0.152cm" fo:margin-top="0.152cm" fo:margin-bottom="0.152cm" loext:contextual-spacing="false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family="Verdana, sans-serif" fo:font-size="10pt" fo:language="de" fo:country="DE"/>
    </style:style>
    <style:style style:name="Bullet_20_Symbols" style:display-name="Bullet Symbols" style:family="text">
      <style:text-properties style:font-name="StarSymbol" fo:font-family="StarSymbol" fo:font-size="9pt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title/>
    <meta:initial-creator>Unbekannt</meta:initial-creator>
    <meta:editing-cycles>65</meta:editing-cycles>
    <dc:date>2015-10-02T21:31:06.925000000</dc:date>
    <meta:creation-date>2008-08-13T14:13:31</meta:creation-date>
    <meta:language>en-US</meta:language>
    <meta:editing-duration>PT2H20M39S</meta:editing-duration>
    <meta:document-statistic meta:table-count="0" meta:image-count="0" meta:object-count="0" meta:page-count="3" meta:paragraph-count="70" meta:word-count="911" meta:character-count="5412" meta:non-whitespace-character-count="4626"/>
  </office:meta>
</office:document-meta>
</file>